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FRM2488" svg:font-family="SFRM2488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justify"/>
      <style:text-properties fo:color="#000000" style:font-name="SFRM2488" fo:font-size="24pt" style:letter-kerning="true" style:font-name-asian="Arial1" style:font-size-asian="10.5pt" style:font-name-complex="SFRM2488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der Equity in Technology Related Online Communitie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ng StackOverflow to other Q&amp;A commun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ailing lists of Drupal and WordPress communities provide Q&amp;A, similar to StackOverflow.</text:p>
                <text:p/>
                <text:p>Comparing gender engagement from these different communities can demonstrate where the differences a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rmining Gen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name + country</text:p>
              </text:list-item>
              <text:list-item>
                <text:p>Avatars</text:p>
              </text:list-item>
              <text:list-item>
                <text:p>Linked websites (Twitter, GitHub, LinkedIn)</text:p>
              </text:list-item>
              <text:list-item>
                <text:p>Textual analysis of po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rmining Gen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esearchers created genderComputer (on GitHub) that takes tuples of (name, location) and returns the gender.</text:p>
                <text:p/>
              </text:list-header>
              <text:list-item>
                <text:p>Precision: 0.93</text:p>
              </text:list-item>
              <text:list-item>
                <text:p>Recall: 0.58</text:p>
              </text:list-item>
              <text:list-item>
                <text:p>Accuracy: 0.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ermining Gender (enhance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anual inspection of relevant information. Subjective, but improved measures.</text:p>
                <text:p/>
                <text:p/>
              </text:list-header>
              <text:list-item>
                <text:p>Precision: 0.95</text:p>
              </text:list-item>
              <text:list-item>
                <text:p>Recall: 0.88</text:p>
              </text:list-item>
              <text:list-item>
                <text:p>Accuracy: 0.8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ric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mber of women and men</text:p>
              </text:list-item>
              <text:list-item>
                <text:p>Number of question posted</text:p>
              </text:list-item>
              <text:list-item>
                <text:p>Number of answers posted</text:p>
              </text:list-item>
              <text:list-item>
                <text:p>Length of eng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imilar to our presentation from last week:</text:p>
              </text:list-header>
              <text:list-item>
                <text:p>7% female, 63% male, 30% unknown</text:p>
              </text:list-item>
              <text:list-item>
                <text:p>Women engage slightly more than men in shorter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 all communities, women participate equally as their male counterparts, asking more questions and providing a similar amount of answers.</text:p>
                <text:p/>
                <text:p>However, women disengage significantly earlier on StackOverflow than on Drupal and WordPress. This leads us to question why this i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causes of less feminine engagement in Computer Sc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lack of interest</text:p>
              </text:list-item>
              <text:list-item>
                <text:p>Lack of role models</text:p>
              </text:list-item>
              <text:list-item>
                <text:p>Stereotyped thinking of environment (friends, family, teac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causes of less feminine engagement on StackOverfl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amification appeals more to men:</text:p>
              </text:list-header>
              <text:list-item>
                <text:p>Reputation</text:p>
              </text:list-item>
              <text:list-item>
                <text:p>Giving answers sooner than other posters</text:p>
                <text:p/>
                <text:p>Trolling happens more on StackOverflow than on the Drupal and Wordpress mailing lists: new users are often bullied away. This may repel women more than 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1">Gender, Representation and Online Participation: A Quantitative Study; B. Vasilescu, A. Capiluppi, A. Serebrenik; 2012</text:p>
            <text:p text:style-name="P1">Gender and Technology in Education: A Research Review; J. Sanders; 2005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SFRM2488" svg:font-family="SFRM2488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ost Verdoorn</meta:initial-creator>
    <meta:creation-date>2014-12-15T14:11:30.457050359</meta:creation-date>
    <dc:date>2014-12-15T15:52:25.601000000</dc:date>
    <meta:editing-duration>PT10M51S</meta:editing-duration>
    <meta:editing-cycles>4</meta:editing-cycles>
    <meta:generator>LibreOffice/4.1.1.2$Windows_x86 LibreOffice_project/7e4286b58adc75a14f6d83f53a03b6c11fa2903</meta:generator>
    <meta:document-statistic meta:object-count="65"/>
  </office:meta>
</office:document-meta>
</file>